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1cm" text:min-label-width="0.61cm"/>
        <style:text-properties fo:font-family="'Segoe UI'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558cm" svg:height="3.806cm" svg:x="4.572cm" svg:y="3.556cm">
          <draw:text-box>
            <text:list text:style-name="L1">
              <text:list-item>
                <text:p>Level 1</text:p>
                <text:list>
                  <text:list-item>
                    <text:p>Level 2 A</text:p>
                  </text:list-item>
                  <text:list-item>
                    <text:p>Level 2 B</text:p>
                  </text:list-item>
                  <text:list-item>
                    <text:p>Level 2 C</text:p>
                  </text:list-item>
                </text:list>
              </text:list-item>
              <text:list-item>
                <text:p>Level 1 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04:43:22.307000000</meta:creation-date>
    <dc:date>2015-04-18T04:48:06.354000000</dc:date>
    <meta:editing-duration>PT4M46S</meta:editing-duration>
    <meta:editing-cycles>1</meta:editing-cycles>
    <meta:document-statistic meta:object-count="24"/>
    <meta:generator>LibreOfficeDev/4.5.0.0.alpha0$Windows_x86 LibreOffice_project/f9f53c4a8c9e1cd2fa1a9f48576b09f1bfd023ae</meta:generator>
  </office:meta>
</office:document-meta>
</file>